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ira Code" svg:font-family="'Fira Code'" style:font-family-generic="modern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a9b7c6" style:text-outline="false" style:text-line-through-style="none" style:text-line-through-type="none" style:font-name="Fira Code" fo:font-size="4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Fira Code" style:font-size-asian="4.5pt" style:language-asian="none" style:country-asian="none" style:font-style-asian="normal" style:font-weight-asian="normal" style:font-name-complex="Fira Code" style:font-size-complex="4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.7283in" svg:height="3.5429in" svg:x="4.2374in" svg:y="0.0681in">
            <draw:object draw:notify-on-update-of-ranges="Sheet1.A2:Sheet1.A140 Sheet1.B1:Sheet1.B1 Sheet1.B2:Sheet1.B140 Sheet1.A2:Sheet1.A140 Sheet1.C1:Sheet1.C1 Sheet1.C2:Sheet1.C140 Sheet1.A2:Sheet1.A140 Sheet1.D1:Sheet1.D1 Sheet1.D2:Sheet1.D14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ime (s)</text:p>
          </table:table-cell>
          <table:table-cell office:value-type="string" calcext:value-type="string">
            <text:p>gplearn</text:p>
          </table:table-cell>
          <table:table-cell office:value-type="string" calcext:value-type="string">
            <text:p>SymReg</text:p>
          </table:table-cell>
          <table:table-cell office:value-type="string" calcext:value-type="string">
            <text:p>linear</text:p>
          </table:table-cell>
        </table:table-row>
        <table:table-row table:style-name="ro1">
          <table:table-cell office:value-type="float" office:value="0.000967979431152344" calcext:value-type="float">
            <text:p>0.000967979431152</text:p>
          </table:table-cell>
          <table:table-cell table:number-columns-repeated="2"/>
          <table:table-cell office:value-type="float" office:value="0.561366045413755" calcext:value-type="float">
            <text:p>0.561366045413755</text:p>
          </table:table-cell>
        </table:table-row>
        <table:table-row table:style-name="ro1">
          <table:table-cell office:value-type="float" office:value="0.000968217849731445" calcext:value-type="float">
            <text:p>0.000968217849731</text:p>
          </table:table-cell>
          <table:table-cell table:number-columns-repeated="2"/>
          <table:table-cell office:value-type="float" office:value="0.561366045413755" calcext:value-type="float">
            <text:p>0.561366045413755</text:p>
          </table:table-cell>
        </table:table-row>
        <table:table-row table:style-name="ro1">
          <table:table-cell office:value-type="float" office:value="0.000968694686889648" calcext:value-type="float">
            <text:p>0.00096869468689</text:p>
          </table:table-cell>
          <table:table-cell table:number-columns-repeated="2"/>
          <table:table-cell office:value-type="float" office:value="0.561366045413755" calcext:value-type="float">
            <text:p>0.561366045413755</text:p>
          </table:table-cell>
        </table:table-row>
        <table:table-row table:style-name="ro1">
          <table:table-cell office:value-type="float" office:value="0.00096893310546875" calcext:value-type="float">
            <text:p>0.000968933105469</text:p>
          </table:table-cell>
          <table:table-cell table:number-columns-repeated="2"/>
          <table:table-cell office:value-type="float" office:value="0.561366045413755" calcext:value-type="float">
            <text:p>0.561366045413755</text:p>
          </table:table-cell>
        </table:table-row>
        <table:table-row table:style-name="ro1">
          <table:table-cell office:value-type="float" office:value="0.000969886779785156" calcext:value-type="float">
            <text:p>0.000969886779785</text:p>
          </table:table-cell>
          <table:table-cell table:number-columns-repeated="2"/>
          <table:table-cell office:value-type="float" office:value="0.561366045413755" calcext:value-type="float">
            <text:p>0.561366045413755</text:p>
          </table:table-cell>
        </table:table-row>
        <table:table-row table:style-name="ro1">
          <table:table-cell office:value-type="float" office:value="0.000970363616943359" calcext:value-type="float">
            <text:p>0.000970363616943</text:p>
          </table:table-cell>
          <table:table-cell table:number-columns-repeated="2"/>
          <table:table-cell office:value-type="float" office:value="0.561366045413755" calcext:value-type="float">
            <text:p>0.561366045413755</text:p>
          </table:table-cell>
        </table:table-row>
        <table:table-row table:style-name="ro1">
          <table:table-cell office:value-type="float" office:value="0.000970363616943359" calcext:value-type="float">
            <text:p>0.000970363616943</text:p>
          </table:table-cell>
          <table:table-cell table:number-columns-repeated="2"/>
          <table:table-cell office:value-type="float" office:value="0.561366045413755" calcext:value-type="float">
            <text:p>0.561366045413755</text:p>
          </table:table-cell>
        </table:table-row>
        <table:table-row table:style-name="ro1">
          <table:table-cell office:value-type="float" office:value="0.000970840454101563" calcext:value-type="float">
            <text:p>0.000970840454102</text:p>
          </table:table-cell>
          <table:table-cell table:number-columns-repeated="2"/>
          <table:table-cell office:value-type="float" office:value="0.561366045413755" calcext:value-type="float">
            <text:p>0.561366045413755</text:p>
          </table:table-cell>
        </table:table-row>
        <table:table-row table:style-name="ro1">
          <table:table-cell office:value-type="float" office:value="0.000972747802734375" calcext:value-type="float">
            <text:p>0.000972747802734</text:p>
          </table:table-cell>
          <table:table-cell table:number-columns-repeated="2"/>
          <table:table-cell office:value-type="float" office:value="0.561366045413755" calcext:value-type="float">
            <text:p>0.561366045413755</text:p>
          </table:table-cell>
        </table:table-row>
        <table:table-row table:style-name="ro1">
          <table:table-cell office:value-type="float" office:value="0.000973224639892578" calcext:value-type="float">
            <text:p>0.000973224639893</text:p>
          </table:table-cell>
          <table:table-cell table:number-columns-repeated="2"/>
          <table:table-cell office:value-type="float" office:value="0.561366045413755" calcext:value-type="float">
            <text:p>0.561366045413755</text:p>
          </table:table-cell>
        </table:table-row>
        <table:table-row table:style-name="ro1">
          <table:table-cell office:value-type="float" office:value="0.000973939895629883" calcext:value-type="float">
            <text:p>0.00097393989563</text:p>
          </table:table-cell>
          <table:table-cell table:number-columns-repeated="2"/>
          <table:table-cell office:value-type="float" office:value="0.561366045413755" calcext:value-type="float">
            <text:p>0.561366045413755</text:p>
          </table:table-cell>
        </table:table-row>
        <table:table-row table:style-name="ro1">
          <table:table-cell office:value-type="float" office:value="0.000975847244262695" calcext:value-type="float">
            <text:p>0.000975847244263</text:p>
          </table:table-cell>
          <table:table-cell table:number-columns-repeated="2"/>
          <table:table-cell office:value-type="float" office:value="0.561366045413755" calcext:value-type="float">
            <text:p>0.561366045413755</text:p>
          </table:table-cell>
        </table:table-row>
        <table:table-row table:style-name="ro1">
          <table:table-cell office:value-type="float" office:value="0.000976800918579102" calcext:value-type="float">
            <text:p>0.000976800918579</text:p>
          </table:table-cell>
          <table:table-cell table:number-columns-repeated="2"/>
          <table:table-cell office:value-type="float" office:value="0.561366045413755" calcext:value-type="float">
            <text:p>0.561366045413755</text:p>
          </table:table-cell>
        </table:table-row>
        <table:table-row table:style-name="ro1">
          <table:table-cell office:value-type="float" office:value="0.000990390777587891" calcext:value-type="float">
            <text:p>0.000990390777588</text:p>
          </table:table-cell>
          <table:table-cell table:number-columns-repeated="2"/>
          <table:table-cell office:value-type="float" office:value="0.561366045413755" calcext:value-type="float">
            <text:p>0.561366045413755</text:p>
          </table:table-cell>
        </table:table-row>
        <table:table-row table:style-name="ro1">
          <table:table-cell office:value-type="float" office:value="0.00101184844970703" calcext:value-type="float">
            <text:p>0.001011848449707</text:p>
          </table:table-cell>
          <table:table-cell table:number-columns-repeated="2"/>
          <table:table-cell office:value-type="float" office:value="0.561366045413755" calcext:value-type="float">
            <text:p>0.561366045413755</text:p>
          </table:table-cell>
        </table:table-row>
        <table:table-row table:style-name="ro1">
          <table:table-cell office:value-type="float" office:value="0.00102591514587402" calcext:value-type="float">
            <text:p>0.001025915145874</text:p>
          </table:table-cell>
          <table:table-cell table:number-columns-repeated="2"/>
          <table:table-cell office:value-type="float" office:value="0.561366045413755" calcext:value-type="float">
            <text:p>0.561366045413755</text:p>
          </table:table-cell>
        </table:table-row>
        <table:table-row table:style-name="ro1">
          <table:table-cell office:value-type="float" office:value="0.00102663040161133" calcext:value-type="float">
            <text:p>0.001026630401611</text:p>
          </table:table-cell>
          <table:table-cell table:number-columns-repeated="2"/>
          <table:table-cell office:value-type="float" office:value="0.561366045413755" calcext:value-type="float">
            <text:p>0.561366045413755</text:p>
          </table:table-cell>
        </table:table-row>
        <table:table-row table:style-name="ro1">
          <table:table-cell office:value-type="float" office:value="0.00107336044311523" calcext:value-type="float">
            <text:p>0.001073360443115</text:p>
          </table:table-cell>
          <table:table-cell table:number-columns-repeated="2"/>
          <table:table-cell office:value-type="float" office:value="0.561366045413755" calcext:value-type="float">
            <text:p>0.561366045413755</text:p>
          </table:table-cell>
        </table:table-row>
        <table:table-row table:style-name="ro1">
          <table:table-cell office:value-type="float" office:value="0.00152587890625" calcext:value-type="float">
            <text:p>0.00152587890625</text:p>
          </table:table-cell>
          <table:table-cell table:number-columns-repeated="2"/>
          <table:table-cell office:value-type="float" office:value="0.561366045413755" calcext:value-type="float">
            <text:p>0.561366045413755</text:p>
          </table:table-cell>
        </table:table-row>
        <table:table-row table:style-name="ro1">
          <table:table-cell office:value-type="float" office:value="0.0037224292755127" calcext:value-type="float">
            <text:p>0.003722429275513</text:p>
          </table:table-cell>
          <table:table-cell table:number-columns-repeated="2"/>
          <table:table-cell office:value-type="float" office:value="0.561366045413755" calcext:value-type="float">
            <text:p>0.561366045413755</text:p>
          </table:table-cell>
        </table:table-row>
        <table:table-row table:style-name="ro1">
          <table:table-cell office:value-type="float" office:value="0.0270555019378662" calcext:value-type="float">
            <text:p>0.027055501937866</text:p>
          </table:table-cell>
          <table:table-cell/>
          <table:table-cell office:value-type="float" office:value="0.723633215890524" calcext:value-type="float">
            <text:p>0.723633215890524</text:p>
          </table:table-cell>
          <table:table-cell/>
        </table:table-row>
        <table:table-row table:style-name="ro1">
          <table:table-cell office:value-type="float" office:value="0.0398006439208984" calcext:value-type="float">
            <text:p>0.039800643920899</text:p>
          </table:table-cell>
          <table:table-cell/>
          <table:table-cell office:value-type="float" office:value="0.723633215890524" calcext:value-type="float">
            <text:p>0.723633215890524</text:p>
          </table:table-cell>
          <table:table-cell/>
        </table:table-row>
        <table:table-row table:style-name="ro1">
          <table:table-cell office:value-type="float" office:value="0.0481793880462647" calcext:value-type="float">
            <text:p>0.048179388046265</text:p>
          </table:table-cell>
          <table:table-cell/>
          <table:table-cell office:value-type="float" office:value="0.723633215890524" calcext:value-type="float">
            <text:p>0.723633215890524</text:p>
          </table:table-cell>
          <table:table-cell/>
        </table:table-row>
        <table:table-row table:style-name="ro1">
          <table:table-cell office:value-type="float" office:value="0.0648860931396484" calcext:value-type="float">
            <text:p>0.064886093139649</text:p>
          </table:table-cell>
          <table:table-cell/>
          <table:table-cell office:value-type="float" office:value="0.674834372970082" calcext:value-type="float">
            <text:p>0.674834372970082</text:p>
          </table:table-cell>
          <table:table-cell/>
        </table:table-row>
        <table:table-row table:style-name="ro1">
          <table:table-cell office:value-type="float" office:value="0.0915861129760742" calcext:value-type="float">
            <text:p>0.091586112976074</text:p>
          </table:table-cell>
          <table:table-cell/>
          <table:table-cell office:value-type="float" office:value="0.673888193772646" calcext:value-type="float">
            <text:p>0.673888193772646</text:p>
          </table:table-cell>
          <table:table-cell/>
        </table:table-row>
        <table:table-row table:style-name="ro1">
          <table:table-cell office:value-type="float" office:value="0.126080989837646" calcext:value-type="float">
            <text:p>0.126080989837646</text:p>
          </table:table-cell>
          <table:table-cell/>
          <table:table-cell office:value-type="float" office:value="0.663960470610388" calcext:value-type="float">
            <text:p>0.663960470610388</text:p>
          </table:table-cell>
          <table:table-cell/>
        </table:table-row>
        <table:table-row table:style-name="ro1">
          <table:table-cell office:value-type="float" office:value="0.183748483657837" calcext:value-type="float">
            <text:p>0.183748483657837</text:p>
          </table:table-cell>
          <table:table-cell/>
          <table:table-cell office:value-type="float" office:value="0.604961466920293" calcext:value-type="float">
            <text:p>0.604961466920293</text:p>
          </table:table-cell>
          <table:table-cell/>
        </table:table-row>
        <table:table-row table:style-name="ro1">
          <table:table-cell office:value-type="float" office:value="0.261078834533691" calcext:value-type="float">
            <text:p>0.261078834533691</text:p>
          </table:table-cell>
          <table:table-cell/>
          <table:table-cell office:value-type="float" office:value="0.60881600228038" calcext:value-type="float">
            <text:p>0.60881600228038</text:p>
          </table:table-cell>
          <table:table-cell/>
        </table:table-row>
        <table:table-row table:style-name="ro1">
          <table:table-cell office:value-type="float" office:value="0.362897157669067" calcext:value-type="float">
            <text:p>0.362897157669067</text:p>
          </table:table-cell>
          <table:table-cell/>
          <table:table-cell office:value-type="float" office:value="0.596845377564478" calcext:value-type="float">
            <text:p>0.596845377564478</text:p>
          </table:table-cell>
          <table:table-cell/>
        </table:table-row>
        <table:table-row table:style-name="ro1">
          <table:table-cell office:value-type="float" office:value="0.527712345123291" calcext:value-type="float">
            <text:p>0.527712345123291</text:p>
          </table:table-cell>
          <table:table-cell/>
          <table:table-cell office:value-type="float" office:value="0.591309230608379" calcext:value-type="float">
            <text:p>0.591309230608379</text:p>
          </table:table-cell>
          <table:table-cell/>
        </table:table-row>
        <table:table-row table:style-name="ro1">
          <table:table-cell office:value-type="float" office:value="0.747332572937012" calcext:value-type="float">
            <text:p>0.747332572937012</text:p>
          </table:table-cell>
          <table:table-cell/>
          <table:table-cell office:value-type="float" office:value="0.585603311771648" calcext:value-type="float">
            <text:p>0.585603311771648</text:p>
          </table:table-cell>
          <table:table-cell/>
        </table:table-row>
        <table:table-row table:style-name="ro1">
          <table:table-cell office:value-type="float" office:value="0.806040287017822" calcext:value-type="float">
            <text:p>0.806040287017822</text:p>
          </table:table-cell>
          <table:table-cell office:value-type="float" office:value="0.721111446319808" calcext:value-type="float">
            <text:p>0.721111446319808</text:p>
          </table:table-cell>
          <table:table-cell table:number-columns-repeated="2"/>
        </table:table-row>
        <table:table-row table:style-name="ro1">
          <table:table-cell office:value-type="float" office:value="0.818797111511231" calcext:value-type="float">
            <text:p>0.818797111511231</text:p>
          </table:table-cell>
          <table:table-cell office:value-type="float" office:value="0.680238343511896" calcext:value-type="float">
            <text:p>0.680238343511896</text:p>
          </table:table-cell>
          <table:table-cell table:number-columns-repeated="2"/>
        </table:table-row>
        <table:table-row table:style-name="ro1">
          <table:table-cell office:value-type="float" office:value="0.826078414916992" calcext:value-type="float">
            <text:p>0.826078414916992</text:p>
          </table:table-cell>
          <table:table-cell office:value-type="float" office:value="0.733028466356461" calcext:value-type="float">
            <text:p>0.733028466356461</text:p>
          </table:table-cell>
          <table:table-cell table:number-columns-repeated="2"/>
        </table:table-row>
        <table:table-row table:style-name="ro1">
          <table:table-cell office:value-type="float" office:value="0.829456329345703" calcext:value-type="float">
            <text:p>0.829456329345703</text:p>
          </table:table-cell>
          <table:table-cell office:value-type="float" office:value="0.683455434372366" calcext:value-type="float">
            <text:p>0.683455434372366</text:p>
          </table:table-cell>
          <table:table-cell table:number-columns-repeated="2"/>
        </table:table-row>
        <table:table-row table:style-name="ro1">
          <table:table-cell office:value-type="float" office:value="0.834123611450195" calcext:value-type="float">
            <text:p>0.834123611450195</text:p>
          </table:table-cell>
          <table:table-cell office:value-type="float" office:value="0.66922448195758" calcext:value-type="float">
            <text:p>0.66922448195758</text:p>
          </table:table-cell>
          <table:table-cell table:number-columns-repeated="2"/>
        </table:table-row>
        <table:table-row table:style-name="ro1">
          <table:table-cell office:value-type="float" office:value="0.835990190505981" calcext:value-type="float">
            <text:p>0.835990190505981</text:p>
          </table:table-cell>
          <table:table-cell office:value-type="float" office:value="0.730886835500264" calcext:value-type="float">
            <text:p>0.730886835500264</text:p>
          </table:table-cell>
          <table:table-cell table:number-columns-repeated="2"/>
        </table:table-row>
        <table:table-row table:style-name="ro1">
          <table:table-cell office:value-type="float" office:value="0.84235405921936" calcext:value-type="float">
            <text:p>0.84235405921936</text:p>
          </table:table-cell>
          <table:table-cell office:value-type="float" office:value="0.730886835500264" calcext:value-type="float">
            <text:p>0.730886835500264</text:p>
          </table:table-cell>
          <table:table-cell table:number-columns-repeated="2"/>
        </table:table-row>
        <table:table-row table:style-name="ro1">
          <table:table-cell office:value-type="float" office:value="0.84695291519165" calcext:value-type="float">
            <text:p>0.84695291519165</text:p>
          </table:table-cell>
          <table:table-cell office:value-type="float" office:value="0.730886835500264" calcext:value-type="float">
            <text:p>0.730886835500264</text:p>
          </table:table-cell>
          <table:table-cell table:number-columns-repeated="2"/>
        </table:table-row>
        <table:table-row table:style-name="ro1">
          <table:table-cell office:value-type="float" office:value="0.847658157348633" calcext:value-type="float">
            <text:p>0.847658157348633</text:p>
          </table:table-cell>
          <table:table-cell office:value-type="float" office:value="0.74272224420052" calcext:value-type="float">
            <text:p>0.74272224420052</text:p>
          </table:table-cell>
          <table:table-cell table:number-columns-repeated="2"/>
        </table:table-row>
        <table:table-row table:style-name="ro1">
          <table:table-cell office:value-type="float" office:value="0.856301069259644" calcext:value-type="float">
            <text:p>0.856301069259644</text:p>
          </table:table-cell>
          <table:table-cell office:value-type="float" office:value="0.730886835500264" calcext:value-type="float">
            <text:p>0.730886835500264</text:p>
          </table:table-cell>
          <table:table-cell table:number-columns-repeated="2"/>
        </table:table-row>
        <table:table-row table:style-name="ro1">
          <table:table-cell office:value-type="float" office:value="0.876805067062378" calcext:value-type="float">
            <text:p>0.876805067062378</text:p>
          </table:table-cell>
          <table:table-cell office:value-type="float" office:value="0.699773399657097" calcext:value-type="float">
            <text:p>0.699773399657097</text:p>
          </table:table-cell>
          <table:table-cell table:number-columns-repeated="2"/>
        </table:table-row>
        <table:table-row table:style-name="ro1">
          <table:table-cell office:value-type="float" office:value="1.07724022865295" calcext:value-type="float">
            <text:p>1.07724022865295</text:p>
          </table:table-cell>
          <table:table-cell/>
          <table:table-cell office:value-type="float" office:value="0.588839370531211" calcext:value-type="float">
            <text:p>0.588839370531211</text:p>
          </table:table-cell>
          <table:table-cell/>
        </table:table-row>
        <table:table-row table:style-name="ro1">
          <table:table-cell office:value-type="float" office:value="1.49150228500366" calcext:value-type="float">
            <text:p>1.49150228500366</text:p>
          </table:table-cell>
          <table:table-cell office:value-type="float" office:value="0.672557068629588" calcext:value-type="float">
            <text:p>0.672557068629588</text:p>
          </table:table-cell>
          <table:table-cell table:number-columns-repeated="2"/>
        </table:table-row>
        <table:table-row table:style-name="ro1">
          <table:table-cell office:value-type="float" office:value="1.53448367118835" calcext:value-type="float">
            <text:p>1.53448367118835</text:p>
          </table:table-cell>
          <table:table-cell office:value-type="float" office:value="0.698326796351955" calcext:value-type="float">
            <text:p>0.698326796351955</text:p>
          </table:table-cell>
          <table:table-cell table:number-columns-repeated="2"/>
        </table:table-row>
        <table:table-row table:style-name="ro1">
          <table:table-cell office:value-type="float" office:value="1.54589319229126" calcext:value-type="float">
            <text:p>1.54589319229126</text:p>
          </table:table-cell>
          <table:table-cell/>
          <table:table-cell office:value-type="float" office:value="0.592757524494959" calcext:value-type="float">
            <text:p>0.592757524494959</text:p>
          </table:table-cell>
          <table:table-cell/>
        </table:table-row>
        <table:table-row table:style-name="ro1">
          <table:table-cell office:value-type="float" office:value="2.13029146194458" calcext:value-type="float">
            <text:p>2.13029146194458</text:p>
          </table:table-cell>
          <table:table-cell office:value-type="float" office:value="0.666086871500286" calcext:value-type="float">
            <text:p>0.666086871500286</text:p>
          </table:table-cell>
          <table:table-cell table:number-columns-repeated="2"/>
        </table:table-row>
        <table:table-row table:style-name="ro1">
          <table:table-cell office:value-type="float" office:value="2.18643832206726" calcext:value-type="float">
            <text:p>2.18643832206726</text:p>
          </table:table-cell>
          <table:table-cell/>
          <table:table-cell office:value-type="float" office:value="0.561059267442764" calcext:value-type="float">
            <text:p>0.561059267442764</text:p>
          </table:table-cell>
          <table:table-cell/>
        </table:table-row>
        <table:table-row table:style-name="ro1">
          <table:table-cell office:value-type="float" office:value="2.82624125480652" calcext:value-type="float">
            <text:p>2.82624125480652</text:p>
          </table:table-cell>
          <table:table-cell office:value-type="float" office:value="0.66401729702467" calcext:value-type="float">
            <text:p>0.66401729702467</text:p>
          </table:table-cell>
          <table:table-cell table:number-columns-repeated="2"/>
        </table:table-row>
        <table:table-row table:style-name="ro1">
          <table:table-cell office:value-type="float" office:value="3.1269736289978" calcext:value-type="float">
            <text:p>3.1269736289978</text:p>
          </table:table-cell>
          <table:table-cell/>
          <table:table-cell office:value-type="float" office:value="0.567143332788685" calcext:value-type="float">
            <text:p>0.567143332788685</text:p>
          </table:table-cell>
          <table:table-cell/>
        </table:table-row>
        <table:table-row table:style-name="ro1">
          <table:table-cell office:value-type="float" office:value="3.46258401870728" calcext:value-type="float">
            <text:p>3.46258401870728</text:p>
          </table:table-cell>
          <table:table-cell office:value-type="float" office:value="0.608424452933044" calcext:value-type="float">
            <text:p>0.608424452933044</text:p>
          </table:table-cell>
          <table:table-cell table:number-columns-repeated="2"/>
        </table:table-row>
        <table:table-row table:style-name="ro1">
          <table:table-cell office:value-type="float" office:value="4.47986888885498" calcext:value-type="float">
            <text:p>4.47986888885498</text:p>
          </table:table-cell>
          <table:table-cell/>
          <table:table-cell office:value-type="float" office:value="0.554305628789267" calcext:value-type="float">
            <text:p>0.554305628789267</text:p>
          </table:table-cell>
          <table:table-cell/>
        </table:table-row>
        <table:table-row table:style-name="ro1">
          <table:table-cell office:value-type="float" office:value="4.88514542579651" calcext:value-type="float">
            <text:p>4.88514542579651</text:p>
          </table:table-cell>
          <table:table-cell office:value-type="float" office:value="0.604818174217283" calcext:value-type="float">
            <text:p>0.604818174217283</text:p>
          </table:table-cell>
          <table:table-cell table:number-columns-repeated="2"/>
        </table:table-row>
        <table:table-row table:style-name="ro1">
          <table:table-cell office:value-type="float" office:value="6.47175002098084" calcext:value-type="float">
            <text:p>6.47175002098084</text:p>
          </table:table-cell>
          <table:table-cell/>
          <table:table-cell office:value-type="float" office:value="0.552709208498064" calcext:value-type="float">
            <text:p>0.552709208498064</text:p>
          </table:table-cell>
          <table:table-cell/>
        </table:table-row>
        <table:table-row table:style-name="ro1">
          <table:table-cell office:value-type="float" office:value="6.82737708091736" calcext:value-type="float">
            <text:p>6.82737708091736</text:p>
          </table:table-cell>
          <table:table-cell office:value-type="float" office:value="0.666202737319937" calcext:value-type="float">
            <text:p>0.666202737319937</text:p>
          </table:table-cell>
          <table:table-cell table:number-columns-repeated="2"/>
        </table:table-row>
        <table:table-row table:style-name="ro1">
          <table:table-cell office:value-type="float" office:value="9.26165080070496" calcext:value-type="float">
            <text:p>9.26165080070496</text:p>
          </table:table-cell>
          <table:table-cell/>
          <table:table-cell office:value-type="float" office:value="0.546949354024039" calcext:value-type="float">
            <text:p>0.546949354024039</text:p>
          </table:table-cell>
          <table:table-cell/>
        </table:table-row>
        <table:table-row table:style-name="ro1">
          <table:table-cell office:value-type="float" office:value="9.6839382648468" calcext:value-type="float">
            <text:p>9.6839382648468</text:p>
          </table:table-cell>
          <table:table-cell office:value-type="float" office:value="0.644208353681169" calcext:value-type="float">
            <text:p>0.644208353681169</text:p>
          </table:table-cell>
          <table:table-cell table:number-columns-repeated="2"/>
        </table:table-row>
        <table:table-row table:style-name="ro1">
          <table:table-cell office:value-type="float" office:value="13.2653613090515" calcext:value-type="float">
            <text:p>13.2653613090515</text:p>
          </table:table-cell>
          <table:table-cell/>
          <table:table-cell office:value-type="float" office:value="0.565044450706028" calcext:value-type="float">
            <text:p>0.565044450706028</text:p>
          </table:table-cell>
          <table:table-cell/>
        </table:table-row>
        <table:table-row table:style-name="ro1">
          <table:table-cell office:value-type="float" office:value="13.7058823108673" calcext:value-type="float">
            <text:p>13.7058823108673</text:p>
          </table:table-cell>
          <table:table-cell office:value-type="float" office:value="0.664629933271493" calcext:value-type="float">
            <text:p>0.664629933271493</text:p>
          </table:table-cell>
          <table:table-cell table:number-columns-repeated="2"/>
        </table:table-row>
        <table:table-row table:style-name="ro1">
          <table:table-cell office:value-type="float" office:value="19.0935416221619" calcext:value-type="float">
            <text:p>19.0935416221619</text:p>
          </table:table-cell>
          <table:table-cell/>
          <table:table-cell office:value-type="float" office:value="0.539110565069877" calcext:value-type="float">
            <text:p>0.539110565069877</text:p>
          </table:table-cell>
          <table:table-cell/>
        </table:table-row>
        <table:table-row table:style-name="ro1" table:number-rows-repeated="65">
          <table:table-cell table:number-columns-repeated="4"/>
        </table:table-row>
        <table:table-row table:style-name="ro1">
          <table:table-cell table:number-columns-repeated="2"/>
          <table:table-cell table:style-name="ce1"/>
          <table:table-cell/>
        </table:table-row>
      </table:table>
      <table:named-expressions/>
      <table:database-ranges>
        <table:database-range table:name="__Anonymous_Sheet_DB__0" table:target-range-address="Sheet1.A1:Sheet1.D6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ira Code" svg:font-family="'Fira Code'" style:font-family-generic="modern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1">00/00/0000</text:date>, <text:time style:data-style-name="N2" text:time-value="14:51:30.3853135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1T10:35:41.631260469</meta:creation-date>
    <dc:date>2020-12-01T14:57:14.662697278</dc:date>
    <meta:editing-duration>PT35M29S</meta:editing-duration>
    <meta:editing-cycles>11</meta:editing-cycles>
    <meta:generator>LibreOffice/7.0.3.1$Linux_X86_64 LibreOffice_project/00$Build-1</meta:generator>
    <meta:document-statistic meta:table-count="1" meta:cell-count="12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true" chart:minimum="0.001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0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25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25cm" svg:stroke-color="#00a933" draw:fill-color="#00a933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4.551cm" svg:height="9cm" xlink:href=".." xlink:type="simple" chart:class="chart:scatter" chart:style-name="ch1">
        <chart:title svg:x="3.35cm" svg:y="0.316cm" chart:style-name="ch2">
          <text:p>Performance on sklearn diabetes</text:p>
        </chart:title>
        <chart:legend chart:legend-position="end" svg:x="10.64cm" svg:y="1.267cm" style:legend-expansion="custom" svg:width="3.05cm" svg:height="1.326cm" style:legend-expansion-aspect-ratio="2.30015082956259" chart:style-name="ch3"/>
        <chart:plot-area chart:style-name="ch4" table:cell-range-address="Sheet1.A2:Sheet1.D140 Sheet1.B1:Sheet1.D1" chart:data-source-has-labels="row" svg:x="0.881cm" svg:y="0.923cm" svg:width="13.412cm" svg:height="7.311cm">
          <chart:coordinate-region svg:x="1.937cm" svg:y="1.136cm" svg:width="12.005cm" svg:height="6.424cm"/>
          <chart:axis chart:dimension="x" chart:name="primary-x" chart:style-name="ch5">
            <chart:title svg:x="5.625cm" svg:y="8.415cm" chart:style-name="ch6">
              <text:p>Training time (seconds)</text:p>
            </chart:title>
            <chart:grid chart:style-name="ch7" chart:class="major"/>
          </chart:axis>
          <chart:axis chart:dimension="y" chart:name="primary-y" chart:style-name="ch8">
            <chart:title svg:x="0.174cm" svg:y="5.462cm" chart:style-name="ch9">
              <text:p>Error (MAE)</text:p>
            </chart:title>
            <chart:grid chart:style-name="ch7" chart:class="major"/>
          </chart:axis>
          <chart:series chart:style-name="ch10" chart:values-cell-range-address="Sheet1.B2:Sheet1.B140" chart:label-cell-address="Sheet1.B1:Sheet1.B1" chart:class="chart:scatter">
            <chart:domain table:cell-range-address="Sheet1.A2:Sheet1.A140"/>
            <chart:data-point chart:repeated="139"/>
          </chart:series>
          <chart:series chart:style-name="ch11" chart:values-cell-range-address="Sheet1.C2:Sheet1.C140" chart:label-cell-address="Sheet1.C1:Sheet1.C1" chart:class="chart:scatter">
            <chart:data-point chart:repeated="139"/>
          </chart:series>
          <chart:series chart:style-name="ch12" chart:values-cell-range-address="Sheet1.D2:Sheet1.D140" chart:label-cell-address="Sheet1.D1:Sheet1.D1" chart:class="chart:scatter">
            <chart:data-point chart:repeated="13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plearn</text:p>
                <draw:g>
                  <svg:desc>Sheet1.B1:Sheet1.B1</svg:desc>
                </draw:g>
              </table:table-cell>
              <table:table-cell office:value-type="string">
                <text:p>SymReg</text:p>
                <draw:g>
                  <svg:desc>Sheet1.C1:Sheet1.C1</svg:desc>
                </draw:g>
              </table:table-cell>
              <table:table-cell office:value-type="string">
                <text:p>linear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967979431152344">
                <text:p>0.000967979431152344</text:p>
                <draw:g>
                  <svg:desc>Sheet1.A2:Sheet1.A140</svg:desc>
                </draw:g>
              </table:table-cell>
              <table:table-cell office:value-type="float" office:value="NaN">
                <text:p>NaN</text:p>
                <draw:g>
                  <svg:desc>Sheet1.B2:Sheet1.B140</svg:desc>
                </draw:g>
              </table:table-cell>
              <table:table-cell office:value-type="float" office:value="NaN">
                <text:p>NaN</text:p>
                <draw:g>
                  <svg:desc>Sheet1.C2:Sheet1.C140</svg:desc>
                </draw:g>
              </table:table-cell>
              <table:table-cell office:value-type="float" office:value="0.561366045413755">
                <text:p>0.561366045413755</text:p>
                <draw:g>
                  <svg:desc>Sheet1.D2:Sheet1.D1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968217849731445">
                <text:p>0.000968217849731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1366045413755">
                <text:p>0.5613660454137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968694686889648">
                <text:p>0.000968694686889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1366045413755">
                <text:p>0.5613660454137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96893310546875">
                <text:p>0.000968933105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1366045413755">
                <text:p>0.5613660454137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969886779785156">
                <text:p>0.000969886779785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1366045413755">
                <text:p>0.5613660454137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970363616943359">
                <text:p>0.000970363616943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1366045413755">
                <text:p>0.5613660454137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970363616943359">
                <text:p>0.000970363616943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1366045413755">
                <text:p>0.5613660454137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970840454101563">
                <text:p>0.000970840454101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1366045413755">
                <text:p>0.5613660454137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972747802734375">
                <text:p>0.0009727478027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1366045413755">
                <text:p>0.5613660454137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973224639892578">
                <text:p>0.000973224639892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1366045413755">
                <text:p>0.5613660454137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973939895629883">
                <text:p>0.000973939895629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1366045413755">
                <text:p>0.5613660454137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975847244262695">
                <text:p>0.000975847244262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1366045413755">
                <text:p>0.5613660454137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976800918579102">
                <text:p>0.000976800918579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1366045413755">
                <text:p>0.5613660454137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990390777587891">
                <text:p>0.000990390777587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1366045413755">
                <text:p>0.5613660454137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101184844970703">
                <text:p>0.00101184844970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1366045413755">
                <text:p>0.5613660454137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102591514587402">
                <text:p>0.00102591514587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1366045413755">
                <text:p>0.5613660454137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102663040161133">
                <text:p>0.00102663040161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1366045413755">
                <text:p>0.5613660454137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107336044311523">
                <text:p>0.00107336044311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1366045413755">
                <text:p>0.5613660454137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152587890625">
                <text:p>0.001525878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1366045413755">
                <text:p>0.5613660454137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37224292755127">
                <text:p>0.0037224292755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1366045413755">
                <text:p>0.5613660454137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70555019378662">
                <text:p>0.0270555019378662</text:p>
              </table:table-cell>
              <table:table-cell office:value-type="float" office:value="NaN">
                <text:p>NaN</text:p>
              </table:table-cell>
              <table:table-cell office:value-type="float" office:value="0.723633215890524">
                <text:p>0.7236332158905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398006439208984">
                <text:p>0.0398006439208984</text:p>
              </table:table-cell>
              <table:table-cell office:value-type="float" office:value="NaN">
                <text:p>NaN</text:p>
              </table:table-cell>
              <table:table-cell office:value-type="float" office:value="0.723633215890524">
                <text:p>0.7236332158905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481793880462647">
                <text:p>0.0481793880462647</text:p>
              </table:table-cell>
              <table:table-cell office:value-type="float" office:value="NaN">
                <text:p>NaN</text:p>
              </table:table-cell>
              <table:table-cell office:value-type="float" office:value="0.723633215890524">
                <text:p>0.7236332158905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648860931396484">
                <text:p>0.0648860931396484</text:p>
              </table:table-cell>
              <table:table-cell office:value-type="float" office:value="NaN">
                <text:p>NaN</text:p>
              </table:table-cell>
              <table:table-cell office:value-type="float" office:value="0.674834372970082">
                <text:p>0.6748343729700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915861129760742">
                <text:p>0.0915861129760742</text:p>
              </table:table-cell>
              <table:table-cell office:value-type="float" office:value="NaN">
                <text:p>NaN</text:p>
              </table:table-cell>
              <table:table-cell office:value-type="float" office:value="0.673888193772646">
                <text:p>0.6738881937726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26080989837646">
                <text:p>0.126080989837646</text:p>
              </table:table-cell>
              <table:table-cell office:value-type="float" office:value="NaN">
                <text:p>NaN</text:p>
              </table:table-cell>
              <table:table-cell office:value-type="float" office:value="0.663960470610388">
                <text:p>0.6639604706103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83748483657837">
                <text:p>0.183748483657837</text:p>
              </table:table-cell>
              <table:table-cell office:value-type="float" office:value="NaN">
                <text:p>NaN</text:p>
              </table:table-cell>
              <table:table-cell office:value-type="float" office:value="0.604961466920293">
                <text:p>0.6049614669202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61078834533691">
                <text:p>0.261078834533691</text:p>
              </table:table-cell>
              <table:table-cell office:value-type="float" office:value="NaN">
                <text:p>NaN</text:p>
              </table:table-cell>
              <table:table-cell office:value-type="float" office:value="0.60881600228038">
                <text:p>0.608816002280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62897157669067">
                <text:p>0.362897157669067</text:p>
              </table:table-cell>
              <table:table-cell office:value-type="float" office:value="NaN">
                <text:p>NaN</text:p>
              </table:table-cell>
              <table:table-cell office:value-type="float" office:value="0.596845377564478">
                <text:p>0.596845377564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27712345123291">
                <text:p>0.527712345123291</text:p>
              </table:table-cell>
              <table:table-cell office:value-type="float" office:value="NaN">
                <text:p>NaN</text:p>
              </table:table-cell>
              <table:table-cell office:value-type="float" office:value="0.591309230608379">
                <text:p>0.5913092306083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47332572937012">
                <text:p>0.747332572937012</text:p>
              </table:table-cell>
              <table:table-cell office:value-type="float" office:value="NaN">
                <text:p>NaN</text:p>
              </table:table-cell>
              <table:table-cell office:value-type="float" office:value="0.585603311771648">
                <text:p>0.5856033117716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806040287017822">
                <text:p>0.806040287017822</text:p>
              </table:table-cell>
              <table:table-cell office:value-type="float" office:value="0.721111446319808">
                <text:p>0.721111446319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18797111511231">
                <text:p>0.818797111511231</text:p>
              </table:table-cell>
              <table:table-cell office:value-type="float" office:value="0.680238343511896">
                <text:p>0.680238343511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26078414916992">
                <text:p>0.826078414916992</text:p>
              </table:table-cell>
              <table:table-cell office:value-type="float" office:value="0.733028466356461">
                <text:p>0.733028466356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29456329345703">
                <text:p>0.829456329345703</text:p>
              </table:table-cell>
              <table:table-cell office:value-type="float" office:value="0.683455434372366">
                <text:p>0.683455434372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34123611450195">
                <text:p>0.834123611450195</text:p>
              </table:table-cell>
              <table:table-cell office:value-type="float" office:value="0.66922448195758">
                <text:p>0.66922448195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835990190505981">
                <text:p>0.835990190505981</text:p>
              </table:table-cell>
              <table:table-cell office:value-type="float" office:value="0.730886835500264">
                <text:p>0.730886835500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84235405921936">
                <text:p>0.84235405921936</text:p>
              </table:table-cell>
              <table:table-cell office:value-type="float" office:value="0.730886835500264">
                <text:p>0.730886835500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4695291519165">
                <text:p>0.84695291519165</text:p>
              </table:table-cell>
              <table:table-cell office:value-type="float" office:value="0.730886835500264">
                <text:p>0.730886835500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47658157348633">
                <text:p>0.847658157348633</text:p>
              </table:table-cell>
              <table:table-cell office:value-type="float" office:value="0.74272224420052">
                <text:p>0.74272224420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56301069259644">
                <text:p>0.856301069259644</text:p>
              </table:table-cell>
              <table:table-cell office:value-type="float" office:value="0.730886835500264">
                <text:p>0.730886835500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76805067062378">
                <text:p>0.876805067062378</text:p>
              </table:table-cell>
              <table:table-cell office:value-type="float" office:value="0.699773399657097">
                <text:p>0.699773399657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07724022865295">
                <text:p>1.07724022865295</text:p>
              </table:table-cell>
              <table:table-cell office:value-type="float" office:value="NaN">
                <text:p>NaN</text:p>
              </table:table-cell>
              <table:table-cell office:value-type="float" office:value="0.588839370531211">
                <text:p>0.5888393705312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49150228500366">
                <text:p>1.49150228500366</text:p>
              </table:table-cell>
              <table:table-cell office:value-type="float" office:value="0.672557068629588">
                <text:p>0.672557068629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53448367118835">
                <text:p>1.53448367118835</text:p>
              </table:table-cell>
              <table:table-cell office:value-type="float" office:value="0.698326796351955">
                <text:p>0.698326796351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54589319229126">
                <text:p>1.54589319229126</text:p>
              </table:table-cell>
              <table:table-cell office:value-type="float" office:value="NaN">
                <text:p>NaN</text:p>
              </table:table-cell>
              <table:table-cell office:value-type="float" office:value="0.592757524494959">
                <text:p>0.5927575244949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13029146194458">
                <text:p>2.13029146194458</text:p>
              </table:table-cell>
              <table:table-cell office:value-type="float" office:value="0.666086871500286">
                <text:p>0.666086871500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18643832206726">
                <text:p>2.18643832206726</text:p>
              </table:table-cell>
              <table:table-cell office:value-type="float" office:value="NaN">
                <text:p>NaN</text:p>
              </table:table-cell>
              <table:table-cell office:value-type="float" office:value="0.561059267442764">
                <text:p>0.5610592674427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82624125480652">
                <text:p>2.82624125480652</text:p>
              </table:table-cell>
              <table:table-cell office:value-type="float" office:value="0.66401729702467">
                <text:p>0.66401729702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1269736289978">
                <text:p>3.1269736289978</text:p>
              </table:table-cell>
              <table:table-cell office:value-type="float" office:value="NaN">
                <text:p>NaN</text:p>
              </table:table-cell>
              <table:table-cell office:value-type="float" office:value="0.567143332788685">
                <text:p>0.5671433327886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46258401870728">
                <text:p>3.46258401870728</text:p>
              </table:table-cell>
              <table:table-cell office:value-type="float" office:value="0.608424452933044">
                <text:p>0.608424452933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47986888885498">
                <text:p>4.47986888885498</text:p>
              </table:table-cell>
              <table:table-cell office:value-type="float" office:value="NaN">
                <text:p>NaN</text:p>
              </table:table-cell>
              <table:table-cell office:value-type="float" office:value="0.554305628789267">
                <text:p>0.5543056287892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88514542579651">
                <text:p>4.88514542579651</text:p>
              </table:table-cell>
              <table:table-cell office:value-type="float" office:value="0.604818174217283">
                <text:p>0.604818174217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.47175002098084">
                <text:p>6.47175002098084</text:p>
              </table:table-cell>
              <table:table-cell office:value-type="float" office:value="NaN">
                <text:p>NaN</text:p>
              </table:table-cell>
              <table:table-cell office:value-type="float" office:value="0.552709208498064">
                <text:p>0.5527092084980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.82737708091736">
                <text:p>6.82737708091736</text:p>
              </table:table-cell>
              <table:table-cell office:value-type="float" office:value="0.666202737319937">
                <text:p>0.666202737319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.26165080070496">
                <text:p>9.26165080070496</text:p>
              </table:table-cell>
              <table:table-cell office:value-type="float" office:value="NaN">
                <text:p>NaN</text:p>
              </table:table-cell>
              <table:table-cell office:value-type="float" office:value="0.546949354024039">
                <text:p>0.5469493540240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.6839382648468">
                <text:p>9.6839382648468</text:p>
              </table:table-cell>
              <table:table-cell office:value-type="float" office:value="0.644208353681169">
                <text:p>0.644208353681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.2653613090515">
                <text:p>13.2653613090515</text:p>
              </table:table-cell>
              <table:table-cell office:value-type="float" office:value="NaN">
                <text:p>NaN</text:p>
              </table:table-cell>
              <table:table-cell office:value-type="float" office:value="0.565044450706028">
                <text:p>0.565044450706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.7058823108673">
                <text:p>13.7058823108673</text:p>
              </table:table-cell>
              <table:table-cell office:value-type="float" office:value="0.664629933271493">
                <text:p>0.664629933271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.0935416221619">
                <text:p>19.0935416221619</text:p>
              </table:table-cell>
              <table:table-cell office:value-type="float" office:value="NaN">
                <text:p>NaN</text:p>
              </table:table-cell>
              <table:table-cell office:value-type="float" office:value="0.539110565069877">
                <text:p>0.5391105650698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